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6e62" officeooo:paragraph-rsid="001a6e62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a6e62" officeooo:paragraph-rsid="001a6e6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NUAL DE USUARIO</text:p>
      <text:p text:style-name="P1"/>
      <text:p text:style-name="P1">COMO REGISTRAR CANDIDATA</text:p>
      <text:p text:style-name="P1"/>
      <text:p text:style-name="P1">COMO ACCEDER AL DASHBOARD</text:p>
      <text:p text:style-name="P1"/>
      <text:p text:style-name="P1">COMO VER LAS CANDIDATAS</text:p>
      <text:p text:style-name="P1"/>
      <text:p text:style-name="P1">COMO VER SOCIOS</text:p>
      <text:p text:style-name="P1"/>
      <text:p text:style-name="P1">COMO VER LI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Tahom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Tahom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4T19:20:41.598153138</meta:creation-date>
    <meta:generator>LibreOffice/6.0.5.2$Linux_X86_64 LibreOffice_project/00m0$Build-2</meta:generator>
    <dc:date>2018-07-04T21:07:22.293483016</dc:date>
    <meta:editing-duration>PT1H36M3S</meta:editing-duration>
    <meta:editing-cycles>1</meta:editing-cycles>
    <meta:document-statistic meta:table-count="0" meta:image-count="0" meta:object-count="0" meta:page-count="1" meta:paragraph-count="6" meta:word-count="20" meta:character-count="116" meta:non-whitespace-character-count="102"/>
  </office:meta>
</office:document-meta>
</file>